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officeooo:rsid="002172b2" officeooo:paragraph-rsid="002172b2"/>
    </style:style>
    <style:style style:name="P2" style:family="paragraph" style:parent-style-name="Standard">
      <style:paragraph-properties fo:margin-top="0in" fo:margin-bottom="0in" style:contextual-spacing="false"/>
      <style:text-properties style:font-name="Georgia" officeooo:rsid="002172b2" officeooo:paragraph-rsid="002172b2"/>
    </style:style>
    <style:style style:name="P3" style:family="paragraph" style:parent-style-name="Standard">
      <style:paragraph-properties fo:margin-top="0in" fo:margin-bottom="0in" style:contextual-spacing="false"/>
      <style:text-properties style:font-name="Georgia" officeooo:rsid="00225b0d" officeooo:paragraph-rsid="00225b0d"/>
    </style:style>
    <style:style style:name="P4" style:family="paragraph" style:parent-style-name="Standard">
      <style:paragraph-properties fo:margin-top="0in" fo:margin-bottom="0in" style:contextual-spacing="false"/>
      <style:text-properties style:font-name="Georgia" officeooo:rsid="00229637" officeooo:paragraph-rsid="00229637"/>
    </style:style>
    <style:style style:name="P5" style:family="paragraph" style:parent-style-name="Standard">
      <style:paragraph-properties fo:margin-top="0in" fo:margin-bottom="0in" style:contextual-spacing="false"/>
      <style:text-properties style:font-name="Georgia" officeooo:rsid="00247bcf" officeooo:paragraph-rsid="00247bcf"/>
    </style:style>
    <style:style style:name="P6" style:family="paragraph" style:parent-style-name="Standard">
      <style:paragraph-properties fo:margin-top="0in" fo:margin-bottom="0in" style:contextual-spacing="false"/>
      <style:text-properties style:font-name="Georgia" officeooo:rsid="00260cbe" officeooo:paragraph-rsid="00260cbe"/>
    </style:style>
    <style:style style:name="P7" style:family="paragraph" style:parent-style-name="Standard">
      <style:paragraph-properties fo:margin-top="0in" fo:margin-bottom="0in" style:contextual-spacing="false"/>
      <style:text-properties style:font-name="Georgia" officeooo:rsid="00262378" officeooo:paragraph-rsid="00262378"/>
    </style:style>
    <style:style style:name="P8" style:family="paragraph" style:parent-style-name="Standard">
      <style:paragraph-properties fo:margin-top="0in" fo:margin-bottom="0in" style:contextual-spacing="false"/>
      <style:text-properties style:font-name="Georgia" officeooo:rsid="0027d047" officeooo:paragraph-rsid="0027d047"/>
    </style:style>
    <style:style style:name="P9" style:family="paragraph" style:parent-style-name="Standard">
      <style:paragraph-properties fo:margin-top="0in" fo:margin-bottom="0in" style:contextual-spacing="false"/>
      <style:text-properties style:font-name="Georgia" officeooo:rsid="0029bcc4" officeooo:paragraph-rsid="0029bcc4"/>
    </style:style>
    <style:style style:name="P10" style:family="paragraph" style:parent-style-name="Standard">
      <style:paragraph-properties fo:margin-top="0in" fo:margin-bottom="0in" style:contextual-spacing="false"/>
      <style:text-properties style:font-name="Georgia" officeooo:rsid="002b4e8b" officeooo:paragraph-rsid="002b4e8b"/>
    </style:style>
    <style:style style:name="T1" style:family="text">
      <style:text-properties officeooo:rsid="00225b0d"/>
    </style:style>
    <style:style style:name="T2" style:family="text">
      <style:text-properties officeooo:rsid="002274be"/>
    </style:style>
    <style:style style:name="T3" style:family="text">
      <style:text-properties officeooo:rsid="00260cbe"/>
    </style:style>
    <style:style style:name="T4" style:family="text">
      <style:text-properties officeooo:rsid="0026c8b7"/>
    </style:style>
    <style:style style:name="T5" style:family="text">
      <style:text-properties officeooo:rsid="0029f3a1"/>
    </style:style>
    <style:style style:name="T6" style:family="text">
      <style:text-properties officeooo:rsid="002aa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awn watched as the house burned. It wasn’t his first arson attempt and it sure as hell wouldn’t <text:span text:style-name="T1">be</text:span> his last. Shawn liked watching things burn, it was in his blood. Looking at his watch, he figured the fire department would be there shortly, <text:span text:style-name="T1">and if the fire department would be coming you can be the police would be there too</text:span>. It was time to book.</text:p>
      <text:p text:style-name="P2"/>
      <text:p text:style-name="P3">Standing up, Shawn dusted his pants off and made a run for it into the cloak of night. <text:span text:style-name="T2">In a way he wanted to see the firefighters battle his latest handy work, but then again he didn’t want to get caught. If you got caught, you couldn’t start another fire.</text:span></text:p>
      <text:p text:style-name="P3"/>
      <text:p text:style-name="P4">Moments later, the fire department arrived on the scene. They quickly got to work at battling the house fire. Fortunately no one was home at the time the fire started. Shawn wasn’t in it to harm anyone, he just wanted to watch the world burn one house at a time.</text:p>
      <text:p text:style-name="P4"/>
      <text:p text:style-name="P5">Laying in bed, Shawn flipped on the TV and channel surfed until he came upon the evening news. Sure enough, the house he had set on fire was there as the lead story. <text:span text:style-name="T3">Shawn grinned at the story, it was nice to see his handy work on the small screen.</text:span></text:p>
      <text:p text:style-name="P5"/>
      <text:p text:style-name="P6">Turning the TV off, Shawn turned over and decided to get some sleep. Tomorrow would bring about another opportunity for his little plan.</text:p>
      <text:p text:style-name="P6"/>
      <text:p text:style-name="P6">The next day, Shawn woke up early to the sound of knocking on his door. Yawning, he grabbed a shirt and got dressed. Who was bothering him this early in the morning? He wondered.</text:p>
      <text:p text:style-name="P6"/>
      <text:p text:style-name="P7"><text:soft-page-break/>Opening the door, Shawn saw a man flash his badge and put it away back in his pocket. “Shawn Matthews? I have a few questions for you.” He walked inside Shawn’s apartment without asking if he would <text:span text:style-name="T4">come</text:span> in.</text:p>
      <text:p text:style-name="P7"/>
      <text:p text:style-name="P8">Sitting down on the couch, Shawn watched the man look around for a moment before settling down on a chair across from Shawn.</text:p>
      <text:p text:style-name="P8"/>
      <text:p text:style-name="P9">Pulling out a briefcase, the man opened it and took some photos out. He placed them on the coffee table for Shawn to see. They were pictures of burning houses.</text:p>
      <text:p text:style-name="P9"/>
      <text:p text:style-name="P9">“Recognize your handy work?” The man asked.</text:p>
      <text:p text:style-name="P9"/>
      <text:p text:style-name="P9">Shawn froze. He didn’t know what to say. <text:span text:style-name="T5">As far as he knew no one knew it was him that had started the fires. </text:span><text:span text:style-name="T6">Shawn tried to lie his way out of it. “I don’t know what you’re talking about … mister …”</text:span></text:p>
      <text:p text:style-name="P9"/>
      <text:p text:style-name="P9">“<text:span text:style-name="T6">Fredrickson.” The man said. “George Fredrickson. We take arson very seriously Mister Anders. Very seriously.” He tapped his foot on the floor.</text:span></text:p>
      <text:p text:style-name="P9"/>
      <text:p text:style-name="P10">Shawn felt a lump form in his throat. He tried again to deny it. “I don’t know what you’re talking about man. I haven’t been near any of those places that went up in flames.”</text:p>
      <text:p text:style-name="P10"/>
      <text:p text:style-name="P10">George smiled. “I didn’t say there was more than one. Stand up, turn around. I’m placing you under arrest.”</text:p>
      <text:p text:style-name="P10"/>
      <text:p text:style-name="P10"><text:soft-page-break/>Shawn sighed. Today was not his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4-05T17:52:52.921998140</dc:date>
    <meta:editing-cycles>35</meta:editing-cycles>
    <meta:editing-duration>PT2H30M36S</meta:editing-duration>
    <meta:generator>LibreOffice/24.2.7.2$Linux_X86_64 LibreOffice_project/420$Build-2</meta:generator>
    <meta:document-statistic meta:table-count="0" meta:image-count="0" meta:object-count="0" meta:page-count="3" meta:paragraph-count="15" meta:word-count="498" meta:character-count="2619" meta:non-whitespace-character-count="2136"/>
    <meta:template xlink:type="simple" xlink:actuate="onRequest" xlink:title="Normal.dotm" xlink:href=""/>
  </office:meta>
</office:document-meta>
</file>